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fo:language="en" fo:country="US" officeooo:rsid="00170ca4" officeooo:paragraph-rsid="00170ca4" style:font-size-asian="12pt" style:font-size-complex="12pt"/>
    </style:style>
    <style:style style:name="P2" style:family="paragraph" style:parent-style-name="Standard">
      <style:paragraph-properties fo:text-align="start" style:justify-single-word="false"/>
      <style:text-properties style:font-name="Liberation Serif" fo:font-size="12pt" fo:language="en" fo:country="US" officeooo:rsid="00170ca4" officeooo:paragraph-rsid="001fbbaa" style:font-size-asian="12pt" style:font-size-complex="12pt"/>
    </style:style>
    <style:style style:name="P3" style:family="paragraph" style:parent-style-name="Standard">
      <style:paragraph-properties fo:text-align="end" style:justify-single-word="false"/>
      <style:text-properties style:font-name="Liberation Serif" fo:font-size="12pt" fo:language="en" fo:country="US" officeooo:rsid="00170ca4" officeooo:paragraph-rsid="00170ca4" style:font-size-asian="12pt" style:font-size-complex="12pt"/>
    </style:style>
    <style:style style:name="P4" style:family="paragraph" style:parent-style-name="Standard">
      <style:paragraph-properties fo:text-align="start" style:justify-single-word="false"/>
      <style:text-properties style:font-name="Liberation Serif" fo:font-size="12pt" fo:language="en" fo:country="US" officeooo:rsid="0017ec19" officeooo:paragraph-rsid="0017ec19" style:font-size-asian="12pt" style:font-size-complex="12pt"/>
    </style:style>
    <style:style style:name="P5" style:family="paragraph" style:parent-style-name="Standard">
      <style:paragraph-properties fo:text-align="start" style:justify-single-word="false"/>
      <style:text-properties style:font-name="Liberation Serif" fo:font-size="12pt" fo:language="en" fo:country="US" officeooo:rsid="00188674" officeooo:paragraph-rsid="00188674" style:font-size-asian="12pt" style:font-size-complex="12pt"/>
    </style:style>
    <style:style style:name="P6" style:family="paragraph" style:parent-style-name="Standard">
      <style:paragraph-properties fo:text-align="center" style:justify-single-word="false"/>
      <style:text-properties style:font-name="Liberation Serif" fo:font-size="12pt" fo:language="en" fo:country="US" officeooo:rsid="00188674" officeooo:paragraph-rsid="00188674" style:font-size-asian="12pt" style:font-size-complex="12pt"/>
    </style:style>
    <style:style style:name="P7" style:family="paragraph" style:parent-style-name="Standard">
      <style:paragraph-properties fo:text-align="end" style:justify-single-word="false"/>
      <style:text-properties style:font-name="Liberation Serif" fo:font-size="12pt" fo:language="en" fo:country="US" officeooo:rsid="001a043b" officeooo:paragraph-rsid="001a043b" style:font-size-asian="12pt" style:font-size-complex="12pt"/>
    </style:style>
    <style:style style:name="P8" style:family="paragraph" style:parent-style-name="Standard">
      <style:paragraph-properties fo:text-align="start" style:justify-single-word="false"/>
      <style:text-properties style:font-name="Liberation Serif" fo:font-size="12pt" fo:language="en" fo:country="US" officeooo:rsid="001e3f72" officeooo:paragraph-rsid="00234475" style:font-size-asian="12pt" style:font-size-complex="12pt"/>
    </style:style>
    <style:style style:name="P9" style:family="paragraph" style:parent-style-name="Standard">
      <style:paragraph-properties fo:text-align="start" style:justify-single-word="false"/>
      <style:text-properties style:font-name="Liberation Serif" fo:font-size="12pt" fo:language="en" fo:country="US" officeooo:rsid="001e3f72" officeooo:paragraph-rsid="00261097" style:font-size-asian="12pt" style:font-size-complex="12pt"/>
    </style:style>
    <style:style style:name="P10" style:family="paragraph" style:parent-style-name="Standard">
      <style:paragraph-properties fo:text-align="start" style:justify-single-word="false"/>
      <style:text-properties style:font-name="Liberation Serif" fo:font-size="12pt" fo:language="en" fo:country="US" officeooo:rsid="00261097" officeooo:paragraph-rsid="00261097" style:font-size-asian="12pt" style:font-size-complex="12pt"/>
    </style:style>
    <style:style style:name="P11" style:family="paragraph" style:parent-style-name="Standard">
      <style:paragraph-properties fo:text-align="start" style:justify-single-word="false"/>
      <style:text-properties style:font-name="Courier New" fo:font-size="11pt" fo:language="en" fo:country="US" officeooo:rsid="00170ca4" officeooo:paragraph-rsid="00170ca4" style:font-size-asian="11pt" style:font-size-complex="12pt"/>
    </style:style>
    <style:style style:name="P12" style:family="paragraph" style:parent-style-name="Standard">
      <style:paragraph-properties fo:text-align="start" style:justify-single-word="false"/>
      <style:text-properties fo:color="#ff3333" style:font-name="Liberation Serif" fo:font-size="12pt" fo:language="en" fo:country="US" officeooo:rsid="00261097" officeooo:paragraph-rsid="00261097" fo:background-color="#ffff00" style:font-size-asian="12pt" style:font-size-complex="12pt"/>
    </style:style>
    <style:style style:name="P13" style:family="paragraph" style:parent-style-name="Standard">
      <style:paragraph-properties fo:text-align="start" style:justify-single-word="false"/>
      <style:text-properties fo:color="#ff3333" style:font-name="Liberation Serif" fo:font-size="12pt" fo:language="en" fo:country="US" officeooo:rsid="00170ca4" officeooo:paragraph-rsid="00170ca4" fo:background-color="#ffff00" style:font-size-asian="12pt" style:font-size-complex="12pt"/>
    </style:style>
    <style:style style:name="P14" style:family="paragraph" style:parent-style-name="Standard">
      <style:paragraph-properties fo:text-align="start" style:justify-single-word="false"/>
      <style:text-properties fo:color="#ff3333" style:font-name="Liberation Serif" fo:font-size="12pt" fo:language="en" fo:country="US" officeooo:rsid="002797ed" officeooo:paragraph-rsid="002797ed" fo:background-color="transparent" style:font-size-asian="12pt" style:font-size-complex="12pt"/>
    </style:style>
    <style:style style:name="T1" style:family="text">
      <style:text-properties officeooo:rsid="00181258"/>
    </style:style>
    <style:style style:name="T2" style:family="text">
      <style:text-properties officeooo:rsid="001a043b"/>
    </style:style>
    <style:style style:name="T3" style:family="text">
      <style:text-properties officeooo:rsid="001cf357"/>
    </style:style>
    <style:style style:name="T4" style:family="text">
      <style:text-properties officeooo:rsid="001fbbaa"/>
    </style:style>
    <style:style style:name="T5" style:family="text">
      <style:text-properties officeooo:rsid="002062ac"/>
    </style:style>
    <style:style style:name="T6" style:family="text">
      <style:text-properties style:text-position="super 58%" officeooo:rsid="002062ac"/>
    </style:style>
    <style:style style:name="T7" style:family="text">
      <style:text-properties officeooo:rsid="00261097"/>
    </style:style>
    <style:style style:name="T8" style:family="text">
      <style:text-properties officeooo:rsid="002797ed"/>
    </style:style>
    <style:style style:name="T9" style:family="text">
      <style:text-properties fo:color="#00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re is evidence that <text:span text:style-name="T5">human </text:span>brainwaves will synchronize to externally applied currents [<text:span text:style-name="T7">http://www.ncbi.nlm.nih.gov/pmc/articles/PMC3695369/]</text:span> <text:span text:style-name="T7">[http://journals.plos.org/plosone/article?id=10.1371/journal.pone.0013766</text:span>], and it has been proposed that specific narrowband frequencies and phase relationships between brain regions are associated with specific thought processes [<text:span text:style-name="T7">http://www.nature.com/nrn/journal/v13/n2/full/nrn3137.html</text:span>]. <text:span text:style-name="T5">Most transcranial electrical stimulation research to date has focused on the application of direct current, sine waves of specific frequencies and amplitudes, or on the application of random noise. The experiment described here begins exploring the prospect of using recorded EEG signals as a tACS signal source. 30 mazes, 12 by 12 cells in size, were randomly generated. A single human EEG signal source and recorded guide path through each of the thirty mazes was obtained. A “control” human EEG signal with eyes closed was also obtained. Test subjects were shown the recorded guide path with one of 3 interventions applied: no stimulation, control EEG signal, or maze EEG signal. Times of completion for the tests to date [7 test subjects for a total of 210 maze traversals, 10 tests in each category per test subject delivered in random order hidden until generation of data file after test, as of 2015-09-13], crudely normalized and averaged (lower = faster maze completion time):</text:span></text:p>
      <text:p text:style-name="P10">No stimulation:</text:p>
      <text:p text:style-name="P10">1.00</text:p>
      <text:p text:style-name="P10">Control EEG stimulation:</text:p>
      <text:p text:style-name="P10">0.89</text:p>
      <text:p text:style-name="P12">Maze EEG stimulation:</text:p>
      <text:p text:style-name="P12">1.02 <text:span text:style-name="T8">This is with distorted maze signal playback!</text:span></text:p>
      <text:p text:style-name="P14"><text:span text:style-name="T9">Note: I have edited the mazeEEG files to correct the distortion (as of 2015-09-15) but I decided to keep the controlEEG as-is so that we'll have plenty of data from it – luckily, since it's a control signal, it doesn't matter if it's a distorted EEG...</text:span></text:p>
      <text:p text:style-name="P12"/>
      <text:p text:style-name="P13"/>
      <text:p text:style-name="P1"/>
      <text:p text:style-name="P1"/>
      <text:p text:style-name="P1">Maze generation</text:p>
      <text:p text:style-name="P3"/>
      <text:p text:style-name="P3"/>
      <text:p text:style-name="P2">To generate the mazes required for the experiment, the program "maze_generator.py", included here, was run. The program was run on a computer <text:span text:style-name="T4">running</text:span> Windows 8.1 with IDLE 3.2.5, Python 3.2.5, and Pygame 1.9.2a0 installed. The program's output was captured using [alt] + [print screen]. The resulting image was cropped to 603 by 603 pixels, the four pixels in each corner were turned from black to white, and the result was saved as a .png file. In the Python shell (immediately after closing maze_generator.py), after each maze image capture, the value of the variable mazearray was recovered through IDLE's Python shell and saved as a .txt file. This process was repeated 32 times to generate mazeXX.png and mazeXX.txt files for each of the mazes with XX representing index numbers 00 through 29 for tACS testing. Mazes with index numbers 30 and 31 were generated and saved for software development and tutorial purposes.</text:p>
      <text:p text:style-name="P1"/>
      <text:p text:style-name="P1">Synchronized maze traversal path and EEG recording</text:p>
      <text:p text:style-name="P3">Section todo: add testqualitypic, add moverecorder file here + on github, add other csv and edf files and code, all move logs .txt file, maybe clean up/split this section for flow or something...</text:p>
      <text:p text:style-name="P3"/>
      <text:p text:style-name="P1">With maze images and representative text files generated, the next step was simultaneous recording of the movement path through each maze and recording of the EEG signal accompanying a trained maze traversal. The graphics were rendered by the script maze_move_recorder_with_eeg_sync.py, and the <text:soft-page-break/>resulting log of movements was recovered through the IDLE Python shell and saved as all_30_maze_move_logs_during_eeg_recording.txt. In order to make sure that the recorded movements onscreen could be precisely timed with the recorded EEG, the loss of mouse/keyboard focus on the Python script's open window was synchronized to the starting time of the EEG. Each maze was then repeated 6 times, with the 6th traversal being saved (timestamped and movements logged). A bug in Emotiv's TestBench software caused by my OS having "," as the default decimal mark instead of "." resulted in the loss of the first set of test data and the recording process was repeated again 6 days later. EEG recording was accomplished using an Emotiv EPOC EEG headset with data saved to a .edf file by Emotiv's research SDK. Note that this .edf file (self-maze_eeg-30.08.15.16.34.39.edf), though included here in the interest of completeness, is not possible to open with many .edf file viewers (it can be opened by Emotiv's proprietary TestBench software) due to the inclusion of a character in the header which is not in the standard 7-bit ASCII character set. Conversion to a .csv file (self-maze_eeg-30.08.15.16.34.39.CSV) enabled further processing of the data. A control EEG, self-control_no_maze_closed_eyes-30.08.15.16.32.57.edf, taken with eyes closed before the maze traversal EEG, was also recorded and converted to .csv format. All electrodes had appropriate impedance for recording (as determined by the TestBench software) during the EEG, as seen in the screenshot testbenchqualitypicture.png (green circles indicate electrodes whose signal quality is good).</text:p>
      <text:p text:style-name="P1"/>
      <text:p text:style-name="P8"><text:span text:style-name="T5">30 mazes, 12 by 12 cells in size, were randomly generated. A single human EEG signal source and recorded guide path through the maze was obtained by traversing each maze 12 times in two blocks of 6. The EEG recording of the second block of 6 traversals was processed to isolate the periods of activity that occurred during the recording of the maze path (during the 12</text:span><text:span text:style-name="T6">th</text:span><text:span text:style-name="T5"> traversal of each maze). The electrode AF3 signal was downsampled to 15Hz sample rate and normalized to a maximum value of 1.0 and a minimum value of -1.0. This value was adjusted to occupy the space from 113 to 141, centered around 127, rounded to the nearest integer value. </text:span></text:p>
      <text:p text:style-name="P1"/>
      <text:p text:style-name="P1">The move log, all_30_maze_move_logs_during_eeg_recording.txt, was split into 30 separate files, indexed from 00 to 29, by the Python script split_giant_log_file.py.</text:p>
      <text:p text:style-name="P1"/>
      <text:p text:style-name="P1">EEG signal slicing and processing</text:p>
      <text:p text:style-name="P1">Only one electrode, AF3, was used as the signal source for the tACS output. LibreOffice Calc was used to remove all other data columns from the .csv files, resulting in controlsignal_AF3_only.csv and mazesignal_AF3_only.csv as single-column .csv files. These .csv files (controlsignal_AF3_only.csv and mazesignal_AF3_only for control EEG and maze EEG data, respectively) contain only the raw data from electrode AF3 as a single column, with each value separated by 7.8125ms (1/128 seconds) from the previous value. The control signal was too short for one of the mazes (maze 15, 561 frames to play back movements, only 450 frames' worth of control signal recorded), so I doubled the length of the recorded control signal by appending a copy of the original to the end of itself, and added a <text:span text:style-name="T1">single</text:span> intermediate value so <text:span text:style-name="T1">that</text:span> the delta between values at the splice point would not exceed the maximum delta between values found in the original signal. The Python script float_list_csv_to_stim.py was used to generate controlstim.txt (values were recovered through the IDLE Python shell).</text:p>
      <text:p text:style-name="P1"/>
      <text:p text:style-name="P1">The script timeslice_and_process_csv.py was used to generate stimXX.txt files for each maze (XX is replaced by an index number from 00 to 29, inclusive).</text:p>
      <text:p text:style-name="P1"/>
      <text:p text:style-name="P11">Include screen-grabs of relevant parts of testbench manual! Specifically the bits about the 128 samples/sec but the screwy 129 samples/cycle stuff...</text:p>
      <text:p text:style-name="P1"/>
      <text:p text:style-name="P1"/>
      <text:p text:style-name="P1">Test administration software</text:p>
      <text:p text:style-name="P1"/>
      <text:p text:style-name="P1"><text:soft-page-break/></text:p>
      <text:p text:style-name="P1"/>
      <text:p text:style-name="P1">tACS hardware</text:p>
      <text:p text:style-name="P6">sectiontodo:attach schematic</text:p>
      <text:p text:style-name="P7">THIS WILL END UP LINKING TO A SEPARATE “HARDWARE DEVELOPMENT” SECTION…</text:p>
      <text:p text:style-name="P7">OH, WHAT FUN.</text:p>
      <text:p text:style-name="P5">The hardware design for this project began in early January 2014, ended <text:span text:style-name="T3">2015-07-15</text:span>, and followed a long, frustrating, and convoluted development path that is not necessary to describe here. The finalized <text:span text:style-name="T2">(for this test, anyway) </text:span>version of the circuit <text:span text:style-name="T2">senses the amount of luminous flux at the surface of a screen using a</text:span> photoresistor, <text:span text:style-name="T2">which ultimately controls the output current through a human.</text:span></text:p>
      <text:p text:style-name="P1"/>
      <text:p text:style-name="P1">Test administration procedure</text:p>
      <text:p text:style-name="P1"/>
      <text:p text:style-name="P4">One electrode over the left DLPFC, one electrode on the <text:span text:style-name="T7">upper-right </text:span>back. Application of controlled current proportional to normalized voltage of AF3 electrode EEG signal...</text:p>
      <text:p text:style-name="P1"/>
      <text:p text:style-name="P1">Results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3:18:52.592000000</meta:creation-date>
    <dc:date>2015-09-15T15:47:09.299000000</dc:date>
    <meta:editing-duration>P3DT11H43M27S</meta:editing-duration>
    <meta:editing-cycles>14</meta:editing-cycles>
    <meta:generator>LibreOffice/4.4.4.3$Windows_x86 LibreOffice_project/2c39ebcf046445232b798108aa8a7e7d89552ea8</meta:generator>
    <meta:document-statistic meta:table-count="0" meta:image-count="0" meta:object-count="0" meta:page-count="3" meta:paragraph-count="28" meta:word-count="1214" meta:character-count="7916" meta:non-whitespace-character-count="6728"/>
  </office:meta>
</office:document-meta>
</file>